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1.318cm" fo:min-width="3.544cm" fo:padding-top="0.225cm" fo:padding-bottom="0.225cm" fo:padding-left="0.35cm" fo:padding-right="0.35cm" loext:decorative="false"/>
      <style:paragraph-properties style:writing-mode="lr-tb"/>
    </style:style>
    <style:style style:name="gr2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434cm" fo:min-width="3.544cm" fo:padding-top="0.225cm" fo:padding-bottom="0.225cm" fo:padding-left="0.35cm" fo:padding-right="0.35cm" loext:decorative="false"/>
      <style:paragraph-properties style:writing-mode="lr-tb"/>
    </style:style>
    <style:style style:name="gr3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612cm" fo:min-width="3.544cm" fo:padding-top="0.225cm" fo:padding-bottom="0.225cm" fo:padding-left="0.35cm" fo:padding-right="0.35cm" loext:decorative="false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35cm" draw:marker-end="Arrowheads_20_1" draw:marker-end-width="0.45cm" draw:fill="none" draw:textarea-vertical-align="middle" fo:padding-top="0.175cm" fo:padding-bottom="0.175cm" fo:padding-left="0.3cm" fo:padding-right="0.3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cm" svg:height="2.5cm" svg:x="3.75cm" svg:y="5.75cm">
          <text:p text:style-name="P1">/joint_sta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6cm" svg:height="2.5cm" svg:x="3.75cm" svg:y="10cm">
          <text:p text:style-name="P1"><text:span text:style-name="T1">/joint_accelera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cm" svg:height="1.25cm" svg:x="12.75cm" svg:y="19.75cm">
          <text:p text:style-name="P1"><text:span text:style-name="T2">/goal_cartesian_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6cm" svg:height="1.5cm" svg:x="3.75cm" svg:y="20cm">
          <text:p text:style-name="P1"><text:span text:style-name="T3">/current_cartesian_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s" svg:x1="6.75cm" svg:y1="8.25cm" svg:x2="6.75cm" svg:y2="10cm" draw:start-shape="id1" draw:start-glue-point="8" draw:end-shape="id2" draw:end-glue-point="4" svg:d="M6750 8250v601 548 601" svg:viewBox="0 0 1 17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1:13:32.524343037</meta:creation-date>
    <dc:date>2023-10-18T14:26:34.956191393</dc:date>
    <meta:editing-duration>PT3H13M2S</meta:editing-duration>
    <meta:editing-cycles>2</meta:editing-cycles>
    <meta:generator>LibreOffice/7.6.2.1$Linux_X86_64 LibreOffice_project/56f7684011345957bbf33a7ee678afaf4d2ba333</meta:generator>
    <meta:document-statistic meta:object-count="5"/>
  </office:meta>
</office:document-meta>
</file>